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5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ab508" officeooo:paragraph-rsid="00338028"/>
    </style:style>
    <style:style style:name="P6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ab508" officeooo:paragraph-rsid="00338028"/>
    </style:style>
    <style:style style:name="P7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ab508" officeooo:paragraph-rsid="001b397f"/>
    </style:style>
    <style:style style:name="P8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338028"/>
    </style:style>
    <style:style style:name="P10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11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12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3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4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7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8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19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2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21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22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3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39209e" officeooo:paragraph-rsid="0039209e"/>
    </style:style>
    <style:style style:name="P24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50765006" text:style-name="L1">
        <text:list-item>
          <text:p text:style-name="P4">Login/Register</text:p>
        </text:list-item>
        <text:list-item>
          <text:p text:style-name="P4">Select <text:span text:style-name="T13">device</text:span> page</text:p>
        </text:list-item>
      </text:list>
      <text:list text:style-name="L2">
        <text:list-item>
          <text:p text:style-name="P5">list with <text:span text:style-name="T13">device</text:span><text:span text:style-name="T14">s</text:span></text:p>
        </text:list-item>
        <text:list-item>
          <text:p text:style-name="P6">create <text:span text:style-name="T13">device</text:span> button</text:p>
        </text:list-item>
        <text:list-item>
          <text:p text:style-name="P7">form to choose type, name, etc.</text:p>
        </text:list-item>
        <text:list-item>
          <text:p text:style-name="P6">delete <text:span text:style-name="T13">device</text:span> button</text:p>
        </text:list-item>
        <text:list-item>
          <text:p text:style-name="P24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215202059584461" text:continue-list="list50765006" text:style-name="L1">
        <text:list-item>
          <text:p text:style-name="P8">Connection with <text:span text:style-name="T13">device</text:span> page</text:p>
        </text:list-item>
      </text:list>
      <text:list text:style-name="L3">
        <text:list-item>
          <text:p text:style-name="P9"><text:span text:style-name="T13">device</text:span> name title</text:p>
        </text:list-item>
        <text:list-item>
          <text:p text:style-name="P10">controls <text:span text:style-name="T5">+ info panels for each</text:span> – <text:span text:style-name="T5">minimize/maximize</text:span> windows</text:p>
          <text:list>
            <text:list-item>
              <text:p text:style-name="P12">solar panels open/close – <text:span text:style-name="T9">battery warning on close</text:span> <text:span text:style-name="T9">(IMalfunction)</text:span></text:p>
            </text:list-item>
            <text:list-item>
              <text:p text:style-name="P14">antenna open/close - connection warning <text:span text:style-name="T9">on close <text:s/>(IMalfunction)</text:span></text:p>
            </text:list-item>
            <text:list-item>
              <text:p text:style-name="P15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5">antenna: up, down, <text:span text:style-name="T10">(</text:span><text:span text:style-name="T9">IMalfunction</text:span><text:span text:style-name="T10">)</text:span></text:p>
            </text:list-item>
            <text:list-item>
              <text:p text:style-name="P16">position on surface</text:p>
            </text:list-item>
            <text:list-item>
              <text:p text:style-name="P16">distance from Earth</text:p>
            </text:list-item>
            <text:list-item>
              <text:p text:style-name="P13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8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19">radiation: current levels (IWarning)</text:p>
            </text:list-item>
            <text:list-item>
              <text:p text:style-name="P20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21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11">disconnect button</text:p>
        </text:list-item>
        <text:list-item>
          <text:p text:style-name="P17">log/warnings panel</text:p>
        </text:list-item>
        <text:list-item>
          <text:p text:style-name="P22">return to select <text:span text:style-name="T13">device</text:span> page <text:span text:style-name="T13">(Device Manager)</text:span></text:p>
        </text:list-item>
      </text:list>
      <text:list text:continue-list="list215202059584461" text:style-name="L1">
        <text:list-item>
          <text:p text:style-name="P23">Back-end</text:p>
        </text:list-item>
      </text:list>
      <text:p text:style-name="P2"/>
      <text:p text:style-name="P2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3-18T21:52:01.542000000</dc:date>
    <meta:editing-duration>PT1H26M57S</meta:editing-duration>
    <meta:editing-cycles>2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7" meta:word-count="150" meta:character-count="995" meta:non-whitespace-character-count="892"/>
  </office:meta>
</office:document-meta>
</file>